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MBX10" svg:font-family="CMBX10"/>
    <style:font-face style:name="CMBX12" svg:font-family="CMBX12"/>
    <style:font-face style:name="CMR10" svg:font-family="CMR10"/>
    <style:font-face style:name="CMR12" svg:font-family="CMR12"/>
    <style:font-face style:name="CMR8" svg:font-family="CMR8"/>
    <style:font-face style:name="CMTT10" svg:font-family="CMTT10"/>
    <style:font-face style:name="LASY10" svg:font-family="LASY10"/>
    <style:font-face style:name="Lohit Hindi1" svg:font-family="'Lohit Hindi'"/>
    <style:font-face style:name="OpenSymbol" svg:font-family="OpenSymbol"/>
    <style:font-face style:name="apple-system" svg:font-family="apple-system, BlinkMacSystemFont, 'Segoe UI', Roboto, Oxygen, Ubuntu, Cantarell, 'Open Sans', 'Helvetica Neue', sans-serif"/>
    <style:font-face style:name="arial" svg:font-family="arial, sans-serif"/>
    <style:font-face style:name="sans-serif" svg:font-family="sans-serif"/>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fo:color="#000000" style:font-name="CMBX12" fo:font-size="10pt" style:font-name-asian="CMBX12" style:font-size-asian="10pt" style:font-name-complex="CMBX12" style:font-size-complex="10pt"/>
    </style:style>
    <style:style style:name="P2" style:family="paragraph" style:parent-style-name="Standard">
      <style:paragraph-properties fo:text-align="start" style:justify-single-word="false" style:text-autospace="none"/>
      <style:text-properties fo:color="#000000" style:font-name="CMBX12" fo:font-size="14.5pt" style:font-name-asian="CMBX12" style:font-size-asian="14.5pt" style:font-name-complex="CMBX12" style:font-size-complex="14.5pt"/>
    </style:style>
    <style:style style:name="P3" style:family="paragraph" style:parent-style-name="Standard">
      <style:paragraph-properties fo:text-align="start" style:justify-single-word="false" style:text-autospace="none"/>
      <style:text-properties fo:color="#000000" style:font-name="CMBX12" fo:font-size="12pt" style:font-name-asian="CMBX12" style:font-size-asian="12pt" style:font-name-complex="CMBX12" style:font-size-complex="12pt"/>
    </style:style>
    <style:style style:name="P4" style:family="paragraph" style:parent-style-name="Standard">
      <style:paragraph-properties fo:text-align="start" style:justify-single-word="false" style:text-autospace="none"/>
      <style:text-properties fo:color="#000000" style:font-name="CMBX12" fo:font-size="12pt" fo:font-weight="bold" style:font-name-asian="CMBX12" style:font-size-asian="12pt" style:font-weight-asian="bold" style:font-name-complex="CMBX12" style:font-size-complex="12pt" style:font-weight-complex="bold"/>
    </style:style>
    <style:style style:name="P5" style:family="paragraph" style:parent-style-name="Standard">
      <style:paragraph-properties fo:text-align="start" style:justify-single-word="false" style:text-autospace="none"/>
      <style:text-properties fo:color="#000000" style:font-name="CMR10" fo:font-size="11pt" style:font-name-asian="CMR10" style:font-size-asian="11pt" style:font-name-complex="CMR10" style:font-size-complex="11pt"/>
    </style:style>
    <style:style style:name="P6" style:family="paragraph" style:parent-style-name="Standard">
      <style:paragraph-properties fo:text-align="start" style:justify-single-word="false" style:text-autospace="none"/>
      <style:text-properties fo:color="#000000" style:font-name="CMBX10" fo:font-size="11pt" style:font-name-asian="CMBX10" style:font-size-asian="11pt" style:font-name-complex="CMBX10" style:font-size-complex="11pt"/>
    </style:style>
    <style:style style:name="P7" style:family="paragraph" style:parent-style-name="Standard">
      <style:paragraph-properties fo:text-align="start" style:justify-single-word="false" style:text-autospace="none"/>
      <style:text-properties fo:color="#000000" style:font-name="CMTT10" fo:font-size="11pt" style:font-name-asian="CMTT10" style:font-size-asian="11pt" style:font-name-complex="CMTT10" style:font-size-complex="11pt"/>
    </style:style>
    <style:style style:name="P8" style:family="paragraph" style:parent-style-name="Standard">
      <style:paragraph-properties fo:text-align="start" style:justify-single-word="false" style:text-autospace="none"/>
      <style:text-properties fo:color="#000000" style:font-name="CMTT10" fo:font-size="11pt" style:font-name-asian="CMTT10" style:font-size-asian="11pt" style:font-name-complex="CMTT10" style:font-size-complex="11pt"/>
    </style:style>
    <style:style style:name="P9" style:family="paragraph" style:parent-style-name="Standard">
      <style:paragraph-properties fo:text-align="start" style:justify-single-word="false" style:text-autospace="none"/>
      <style:text-properties fo:color="#000000" style:font-name="CMR10" fo:font-size="11pt" style:font-name-asian="CMR10" style:font-size-asian="11pt" style:font-name-complex="CMR10" style:font-size-complex="11pt"/>
    </style:style>
    <style:style style:name="P10" style:family="paragraph" style:parent-style-name="Standard">
      <style:paragraph-properties fo:text-align="start" style:justify-single-word="false" style:text-autospace="none"/>
      <style:text-properties fo:color="#000000" style:font-name="CMBX12" fo:font-size="12pt" fo:font-weight="bold" style:font-name-asian="CMBX12" style:font-size-asian="12pt" style:font-weight-asian="bold" style:font-name-complex="CMBX12" style:font-size-complex="12pt" style:font-weight-complex="bold"/>
    </style:style>
    <style:style style:name="P11" style:family="paragraph" style:parent-style-name="Standard">
      <style:paragraph-properties fo:text-align="start" style:justify-single-word="false" style:text-autospace="none"/>
      <style:text-properties fo:color="#000000" style:font-name="CMBX12" fo:font-size="10pt" style:font-name-asian="CMBX12" style:font-size-asian="10pt" style:font-name-complex="CMBX12" style:font-size-complex="10pt"/>
    </style:style>
    <style:style style:name="P12" style:family="paragraph" style:parent-style-name="Standard">
      <style:paragraph-properties fo:text-align="start" style:justify-single-word="false" style:text-autospace="none"/>
      <style:text-properties fo:color="#000000" style:font-name="CMBX12" fo:font-size="10pt" fo:font-weight="bold" style:font-name-asian="CMBX12" style:font-size-asian="10pt" style:font-weight-asian="bold" style:font-name-complex="CMBX12" style:font-size-complex="10pt" style:font-weight-complex="bold"/>
    </style:style>
    <style:style style:name="P13" style:family="paragraph" style:parent-style-name="Standard">
      <style:paragraph-properties fo:text-align="start" style:justify-single-word="false" style:text-autospace="none"/>
      <style:text-properties fo:color="#000000" style:font-name="CMBX10" fo:font-size="11pt" style:font-name-asian="CMBX10" style:font-size-asian="11pt" style:font-name-complex="CMBX10" style:font-size-complex="11pt"/>
    </style:style>
    <style:style style:name="P14" style:family="paragraph" style:parent-style-name="Standard">
      <style:paragraph-properties fo:text-align="start" style:justify-single-word="false" style:text-autospace="none"/>
      <style:text-properties fo:color="#000000" style:font-name="CMR12" fo:font-size="12pt" fo:font-weight="bold" style:font-name-asian="CMBX12" style:font-size-asian="12pt" style:font-weight-asian="bold" style:font-name-complex="CMBX12" style:font-size-complex="12pt" style:font-weight-complex="bold"/>
    </style:style>
    <style:style style:name="P15" style:family="paragraph" style:parent-style-name="Standard">
      <style:paragraph-properties fo:text-align="start" style:justify-single-word="false" style:text-autospace="none"/>
    </style:style>
    <style:style style:name="T1" style:family="text">
      <style:text-properties style:font-name="CMR10" fo:font-size="11pt" style:font-name-asian="CMR10" style:font-size-asian="11pt" style:font-name-complex="CMR10" style:font-size-complex="11pt"/>
    </style:style>
    <style:style style:name="T2" style:family="text">
      <style:text-properties style:font-name="CMR10" fo:font-size="11pt" fo:font-weight="bold" style:font-name-asian="CMR10" style:font-size-asian="11pt" style:font-weight-asian="bold" style:font-name-complex="CMR10" style:font-size-complex="11pt" style:font-weight-complex="bold"/>
    </style:style>
    <style:style style:name="T3" style:family="text">
      <style:text-properties style:font-name="CMTT10" fo:font-size="11pt" style:font-name-asian="CMTT10" style:font-size-asian="11pt" style:font-name-complex="CMTT10" style:font-size-complex="11pt"/>
    </style:style>
    <style:style style:name="T4" style:family="text">
      <style:text-properties fo:color="#ff0000" style:font-name="CMR10" fo:font-size="11pt" style:font-name-asian="CMR10" style:font-size-asian="11pt" style:font-name-complex="CMR10" style:font-size-complex="11pt"/>
    </style:style>
    <style:style style:name="T5" style:family="text">
      <style:text-properties style:font-name="LASY10" fo:font-size="11pt" style:font-name-asian="LASY10" style:font-size-asian="11pt" style:font-name-complex="LASY10" style:font-size-complex="11pt"/>
    </style:style>
    <style:style style:name="T6" style:family="text">
      <style:text-properties style:font-name="LASY10" style:font-name-asian="LASY10" style:font-name-complex="LASY10"/>
    </style:style>
    <style:style style:name="T7" style:family="text">
      <style:text-properties fo:color="#000000" style:font-name="CMR10" fo:font-size="11pt" style:font-name-asian="CMR10" style:font-size-asian="11pt" style:font-name-complex="CMR10" style:font-size-complex="11pt"/>
    </style:style>
    <style:style style:name="T8" style:family="text">
      <style:text-properties style:font-name-asian="CMR10" style:font-name-complex="CMR1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écnicas y herramientas</text:h>
      <text:p text:style-name="P5">En esta seccion vamos a hablar de las distintas tecnicas y herramientas que</text:p>
      <text:p text:style-name="P5">hemos usado y analizado, mostrando las razones que nos han influenciado en</text:p>
      <text:p text:style-name="P5">tomar la decision de usarlo. Dada la gran cantidad de herramientas y tecnicas</text:p>
      <text:p text:style-name="P5">para resolver los subproblemas de nuestra aplicacion, hemos ido escogiendo</text:p>
      <text:p text:style-name="P5">varias de las herramientas disponibles y hemos cogido lo que mejor se ajustaba</text:p>
      <text:p text:style-name="P5">a nosotros.</text:p>
      <text:p text:style-name="P5">En algunos casos las decisiones han estado muy claras, pero en otros no,</text:p>
      <text:p text:style-name="P5">as que a veces nos hemos decantado por lo conocido, y otras por lo que mas</text:p>
      <text:p text:style-name="P5">sencillo era.</text:p>
      <text:h text:style-name="Heading_20_2" text:outline-level="2">Gestor de Tareas</text:h>
      <text:p text:style-name="Text_20_body"/>
      <text:p text:style-name="P4">Trello</text:p>
      <text:p text:style-name="P5">Es un software de administarción de poryectos con interfaz web, en la cual podemos organizar nuestros proyectos de forma facil e intuitiva desde cualquier equipo en el que introduzcamos nuestra cuenta, nuestra información se guarda en la nube, por lo que podemos acceder desde cualquier equipo con internet.</text:p>
      <text:p text:style-name="P7"/>
      <text:p text:style-name="P6">Ventajas:</text:p>
      <text:p text:style-name="P5">Como principal punto a favor diré que su curva de aprendizaje es corta, por lo que es fácil aprender a manejarlo, además hemos tenido asignaturas en la carrera en las cuales hemos precisado de su uso</text:p>
      <text:p text:style-name="P5"/>
      <text:p text:style-name="P6">Desventajas:</text:p>
      <text:p text:style-name="P5">La principal desventaja por lo cual lo descartaremos es que no viene adjunto a nuestro repositorio, por lo que buscaremos otra solución que implemente esto.</text:p>
      <text:p text:style-name="P5"/>
      <text:p text:style-name="P1"><text:span text:style-name="T1">Podemos acceder a el a traves del siguiente enlace: </text:span><text:a xlink:type="simple" xlink:href="https://trello.com/" text:style-name="Internet_20_link" text:visited-style-name="Visited_20_Internet_20_Link"><text:span text:style-name="T3">https://trello.com/</text:span></text:a></text:p>
      <text:p text:style-name="P7"/>
      <text:p text:style-name="P4">Wunderlist</text:p>
      <text:p text:style-name="P5">Es una App multiplataforma en el cual podemos gestionar todas las tareas de nuestros proyectos, cada tarea permite añadir un recordatorio, agregar subtareas, notas, o añadir comentarios para un trabajo coorporativo.</text:p>
      <text:p text:style-name="P7"/>
      <text:p text:style-name="P7">Ventajas:</text:p>
      <text:p text:style-name="P5">La versión gratuita es muy completa y su manejo muy sencillo e intuitivo.</text:p>
      <text:p text:style-name="P5">Tiene muchas funciones pero a su vez cuentan con una buena usabilidad.</text:p>
      <text:p text:style-name="P5"><text:soft-page-break/></text:p>
      <text:p text:style-name="P6">Desventajas:</text:p>
      <text:p text:style-name="P5">Su interfaz es un poco antigua, y necesitaria una actualización.</text:p>
      <text:p text:style-name="P5"/>
      <text:p text:style-name="P1"><text:span text:style-name="T1">Podemos acceder a el a traves del siguiente enlace: </text:span><text:span text:style-name="T3">https://www.wunderlist.com/es/</text:span></text:p>
      <text:p text:style-name="P6"/>
      <text:p text:style-name="P4">ZenHub</text:p>
      <text:p text:style-name="P5">Es una herramienta que trabaja con tablones dinamicos, de la misma manera quelo hace trello(tablones Kanban), permite la subida de ficheros, y se puede incluir en nuestro repositorio Github.</text:p>
      <text:p text:style-name="P6"><text:span text:style-name="T3"/></text:p>
      <text:p text:style-name="P6">Ventajas:</text:p>
      <text:p text:style-name="P5">Su principal ventaja es poder integrarlo en github, por lo que podremos trabajar en una sola aplicación.</text:p>
      <text:p text:style-name="P5">Esta ha sido la razón principal por la que he elegido este método.</text:p>
      <text:p text:style-name="P5"/>
      <text:p text:style-name="P6">Desventajas:</text:p>
      <text:p text:style-name="P5">No podremos a~nadir código pero tampoco es algo catastroco, ya que</text:p>
      <text:p text:style-name="P5">justo en el repositorio donde se integra la herramienta podemos visualizar</text:p>
      <text:p text:style-name="P5">dicho código.</text:p>
      <text:p text:style-name="P5"/>
      <text:p text:style-name="P1"><text:span text:style-name="T1">Podemos Acceder a el a través del siguiente enlace: </text:span><text:span text:style-name="T3">https://www.zenhub.com/</text:span></text:p>
      <text:p text:style-name="P6"/>
      <text:p text:style-name="P2">4.3. Gestores de versiones:</text:p>
      <text:p text:style-name="P4">GitHub</text:p>
      <text:p text:style-name="P5">Es un repositorio de versiones donde vamos fijando nuevos issues(tareas a realizar) dentro de un milestone (tarea global a realizar) el codigo queda organizado en versiones, cada vez que hacemos un commit se actualizanlan, y los elementos que modificados aparecen como tal. </text:p>
      <text:p text:style-name="P1"><text:span text:style-name="T3"/></text:p>
      <text:p text:style-name="P6">Ventajas:</text:p>
      <text:p text:style-name="P5">Es de los repositorios mas usados y esta basado en Git.</text:p>
      <text:p text:style-name="P5">Muy util para el seguimiento de proyectos, cualquiera que vea tu proyecto puede proponberte alternativas o nuevas soluciones.</text:p>
      <text:p text:style-name="P5">Hemos visto GitHub a lo largo de la carrera,por lo que facilita su manejo, es por eso que hemos elegido este.</text:p>
      <text:p text:style-name="P5"/>
      <text:p text:style-name="P6">Desventajas:</text:p>
      <text:p text:style-name="P5">Problemas cuando quieres actualizar más de 100 archivos desde la interfaz a veces da fallo.</text:p>
      <text:p text:style-name="P5"/>
      <text:p text:style-name="P1"><text:soft-page-break/><text:span text:style-name="T1">Podemos Acceder a el a traves del siguiente enlace: </text:span><text:a xlink:type="simple" xlink:href="https://github.com/" text:style-name="Internet_20_link" text:visited-style-name="Visited_20_Internet_20_Link"><text:span text:style-name="T3">https://github.com/</text:span></text:a></text:p>
      <text:p text:style-name="P1"><text:span text:style-name="T3"/></text:p>
      <text:p text:style-name="P4"><text:s/>GitKraken</text:p>
      <text:p text:style-name="P5">Es un repositorio que funciona también con Git, su versión gratuita es bastante completa, tiene una interfaz muy vistosa y su manejo es rápidoe intuitivo.</text:p>
      <text:p text:style-name="P7"/>
      <text:p text:style-name="P6">Ventajas:</text:p>
      <text:p text:style-name="P6">Tiene un práctico botón con para deshacer operaciones, se pueden revisar errores al momento, lo que hace más fluido el trabajo.</text:p>
      <text:p text:style-name="P5">Es un repositorio muy usado y que esta basado en Git que es casi lareferencia en este tipo de proyectos.</text:p>
      <text:p text:style-name="P5"/>
      <text:p text:style-name="P6">Desventajas:</text:p>
      <text:p text:style-name="P5">No se puede incluir mas de veinte personas en los proyectos gratuitos.</text:p>
      <text:p text:style-name="P5"/>
      <text:p text:style-name="P1"><text:span text:style-name="T1">Podemos acceder a el a traves del siguiente enlace: </text:span><text:a xlink:type="simple" xlink:href="https://www.gitkraken.com/" text:style-name="Internet_20_link" text:visited-style-name="Visited_20_Internet_20_Link"><text:span text:style-name="T3">https://www.gitkraken.com/</text:span></text:a></text:p>
      <text:p text:style-name="P1"><text:span text:style-name="T3"/></text:p>
      <text:p text:style-name="P2">4.4. Maquina virtual</text:p>
      <text:p text:style-name="P4">VirtualBox</text:p>
      <text:p text:style-name="P15"><text:span text:style-name="T7">Es una herramienta de virtualización donde podemos crear maquinas virtuales donde instalamos el sistema operativo invitado dentro del sistema operativo de nuestro equipo.</text:span></text:p>
      <text:p text:style-name="P15"><text:span text:style-name="T7">Tiene un manejo fácil y nos permite modificar las caracteristicas de nuestra maquina virtual despues de ser creada.</text:span></text:p>
      <text:p text:style-name="P15"><text:span text:style-name="T7"/></text:p>
      <text:p text:style-name="P6">Ventajas:</text:p>
      <text:p text:style-name="P5">Es propiedad de oracle, pero de codigo abierto, por lo que es gratuita.</text:p>
      <text:p text:style-name="P5">La hemos usado durante la carrera en numerosas asignaturas.</text:p>
      <text:p text:style-name="P5"/>
      <text:p text:style-name="P6">Desventajas:</text:p>
      <text:p text:style-name="P5">Bastante lenta en ejecución.</text:p>
      <text:p text:style-name="P5"/>
      <text:p text:style-name="P1"><text:span text:style-name="T1">Podemos acceder a el a traves del siguiente enlace: https://www.virtualbox.org/</text:span></text:p>
      <text:p text:style-name="P5"/>
      <text:p text:style-name="P4">VMWare</text:p>
      <text:p text:style-name="P5">Es una herramienta de virtualización de EMC corporation (propiedad de Dell) pero cuenta con una version player gratuita con una serie de limitaciones, su principal caracteristica es que sus instrucciones se ejecutan sobre el hardware físico, mientras que otras lo hacen mediantela llamada al sistema operativo anfitrión.</text:p>
      <text:p text:style-name="P6">Ventajas:</text:p>
      <text:p text:style-name="P5"><text:soft-page-break/>Es más rápido que VirtualBox comparado en diferentes comparativas de internet.</text:p>
      <text:p text:style-name="P5">Después de probar con ambos, sufría menos cuelgues al ejecutar programas de gran uso gráfico.</text:p>
      <text:p text:style-name="P5">Hemos elegido VMWare porque funciona mucho más rápido y sufre menos cuelgues, aunque inicialmente empezamos con VirtualBox por ser la más conocida por lo aprendido en clase.</text:p>
      <text:p text:style-name="P5"/>
      <text:p text:style-name="P6">Desventajas:</text:p>
      <text:p text:style-name="P5">La principal desventaja es que se trata de una versión gratuita, y cuenta con una serie de restricciones (como no poder cambiar el numero de procesadores a una maquina creada).</text:p>
      <text:p text:style-name="P5"/>
      <text:p text:style-name="P1"><text:span text:style-name="T1">Podemos acceder a el a traves del siguiente enlace: http://www.vmware.com/</text:span></text:p>
      <text:p text:style-name="P5"/>
      <text:p text:style-name="P2">4.5. Simulador Gráfico</text:p>
      <text:p text:style-name="P14"><text:span text:style-name="T8">Gazebo</text:span></text:p>
      <text:p text:style-name="P1"><text:span text:style-name="T1">Es un simulador de múltiples robots para espacios abiertos, es capaz de simular conjuntos de robots, sensores y objetos, pero en un mundo tridimensional. Además reproduce de forma bastante real la reacción de sensores y la interacción entre dispositivos. Tienen modelos ya diseñados de robots y sensores con los que realizar las simulaciones.</text:span></text:p>
      <text:p text:style-name="P1"><text:span text:style-name="T1"/></text:p>
      <text:p text:style-name="P1"><text:span text:style-name="T1">Ventajas:</text:span></text:p>
      <text:p text:style-name="P1"><text:span text:style-name="T1">Las conexiones entre los distintos dispositivos se realiza a través de direcciones</text:span></text:p>
      <text:p text:style-name="P1"><text:span text:style-name="T1">IP asignándole un puerto a cada uno, de este modo se puede enviar señales a cada robot</text:span></text:p>
      <text:p text:style-name="P1"><text:span text:style-name="T1">individualmente. </text:span></text:p>
      <text:p text:style-name="P1"><text:span text:style-name="T1">Es un programa gratuito.</text:span></text:p>
      <text:p text:style-name="P1"><text:span text:style-name="T1">Es el propuesto por el tutor, por eso lo cogemos.</text:span></text:p>
      <text:p text:style-name="P1"><text:span text:style-name="T1"/></text:p>
      <text:p text:style-name="P1"><text:span text:style-name="T1">Desventajas:</text:span></text:p>
      <text:p text:style-name="P1"><text:span text:style-name="T1">No funciona en windows.</text:span></text:p>
      <text:p text:style-name="P1"><text:span text:style-name="T1"/></text:p>
      <text:p text:style-name="P1"><text:span text:style-name="T1">Podemos acceder a el a traves del siguiente enlace: </text:span><text:a xlink:type="simple" xlink:href="http://gazebosim.org/" text:style-name="Internet_20_link" text:visited-style-name="Visited_20_Internet_20_Link"><text:span text:style-name="T1">http://gazebosim.org/</text:span></text:a></text:p>
      <text:p text:style-name="P1"><text:span text:style-name="T1"/></text:p>
      <text:p text:style-name="P1"><text:span text:style-name="T2">Roboworks</text:span></text:p>
      <text:p text:style-name="P1"><text:span text:style-name="T1">Es un simulador de la empresa Newtonium ,que se basa en la idea de la simulación tridimensional, y en proporcionar una interfaz3D a LabView, Matlab, y Visual Basic.</text:span></text:p>
      <text:p text:style-name="P1"><text:span text:style-name="T1">Los modelos se generan gráficamente, y se controla su simulación por medio de</text:span></text:p>
      <text:p text:style-name="P1"><text:span text:style-name="T1">archivos de datos, con el teclado, con la interfaz con LabView, Matlab o Visual Basic; o</text:span></text:p>
      <text:p text:style-name="P1"><text:span text:style-name="T1">con Robotalk(software que nos permite, remotamente y desde cualquier terminal con TCP/IP, controlar la simulación.</text:span></text:p>
      <text:p text:style-name="P1"><text:span text:style-name="T1"/></text:p>
      <text:p text:style-name="P1"><text:soft-page-break/><text:span text:style-name="T1"/></text:p>
      <text:p text:style-name="P1"><text:span text:style-name="T1">Ventajas:</text:span></text:p>
      <text:p text:style-name="P1"><text:span text:style-name="T1">Fácil utilización lo que constituye una de sus grandes bazas.</text:span></text:p>
      <text:p text:style-name="P1"><text:span text:style-name="T1">Dispone de un completo tutorial en español.</text:span></text:p>
      <text:p text:style-name="P1"><text:span text:style-name="T1"/></text:p>
      <text:p text:style-name="P1"><text:span text:style-name="T1">Desventajas:</text:span></text:p>
      <text:p text:style-name="P1"><text:span text:style-name="T1">Solo disponible para Windows 95/98/NT/2000.</text:span></text:p>
      <text:p text:style-name="P1"><text:span text:style-name="T1">Su precio es de 540€.</text:span></text:p>
      <text:p text:style-name="P1"><text:span text:style-name="T1"/></text:p>
      <text:p text:style-name="P1"><text:span text:style-name="T1">Podemos acceder a el a traves del siguiente enlace: </text:span><text:a xlink:type="simple" xlink:href="http://www.newtonium.com/" text:style-name="Internet_20_link" text:visited-style-name="Visited_20_Internet_20_Link"><text:span text:style-name="T1">http://www.newtonium.com/</text:span></text:a></text:p>
      <text:p text:style-name="P1"><text:span text:style-name="T1"/></text:p>
      <text:p text:style-name="P12"><text:span text:style-name="T1">Webots</text:span></text:p>
      <text:p text:style-name="P1"><text:span text:style-name="T1"/></text:p>
      <text:p text:style-name="P1"><text:span text:style-name="T1">Simulador de la empresa Cyberbotics, es <text:s/>permite la simulaciónde numerosos tipos de robots, incluidos robots definidos por el usuario. Incluye completas librerías con todo tipo de actuadores y sensores. Permite la programación del robot mediante C, C++ y Java. </text:span></text:p>
      <text:p text:style-name="P1"><text:span text:style-name="T1"/></text:p>
      <text:p text:style-name="P1"><text:span text:style-name="T1">Su precio varía según la licencia adquirida [3]: desde los 320 euros de la versión</text:span></text:p>
      <text:p text:style-name="P1"><text:span text:style-name="T1">de educación, hasta los 3500 euros de la versión profesional. La diferencia entre ellos es</text:span></text:p>
      <text:p text:style-name="P1"><text:span text:style-name="T1">que el primero carece de las siguientes características:</text:span></text:p>
      <text:p text:style-name="P1"><text:span text:style-name="T1"/></text:p>
      <text:p text:style-name="P1"><text:span text:style-name="T1">Ventajas</text:span></text:p>
      <text:p text:style-name="P1"><text:span text:style-name="T1">- Utiliza las librerías Open Dynamics Engine (ODE, que son de código abierto) </text:span></text:p>
      <text:p text:style-name="P1"><text:span text:style-name="T1">para las simulaciones físicas, por lo que podremos modifcarlas a nuestro gusto.</text:span></text:p>
      <text:p text:style-name="P1"><text:span text:style-name="T1">- Permite guardar las simulaciones en formato de vídeo AVI o MPEG.</text:span></text:p>
      <text:p text:style-name="P1"><text:span text:style-name="T1">- Incluye ejemplos </text:span></text:p>
      <text:p text:style-name="P1"><text:span text:style-name="T1">Disponible para los sistemas operativos Linux, Windows, y Mac OS X.</text:span></text:p>
      <text:p text:style-name="P1"><text:span text:style-name="T1"/></text:p>
      <text:p text:style-name="P1"><text:span text:style-name="T1">Desventajas</text:span></text:p>
      <text:p text:style-name="P1"><text:span text:style-name="T1">Su elevado precio desde los 320 euros de la versiónde educación(versión reducida), hasta los 3450 euros de la versión profesional.</text:span></text:p>
      <text:p text:style-name="P1"><text:span text:style-name="T1"/></text:p>
      <text:p text:style-name="P1"><text:span text:style-name="T1">Podemos acceder a el a traves del siguiente enlace: </text:span><text:a xlink:type="simple" xlink:href="https://www.cyberbotics.com/" text:style-name="Internet_20_link" text:visited-style-name="Visited_20_Internet_20_Link"><text:span text:style-name="T1">https://www.cyberbotics.com/</text:span></text:a></text:p>
      <text:p text:style-name="P1"><text:span text:style-name="T1"/></text:p>
      <text:p text:style-name="P2">4.6. IDE</text:p>
      <text:p text:style-name="P5">Un IDE es una aplicacion para poder desarrollar codigo y ejecutarlo. Facilita la navegabilidad por los paquetes y puedes hacer ejecuciones controladas del codigo con puntos de rotura, donde mostrar los valores temporales de las variables. En el argot de la informatica estas <text:soft-page-break/>herramientas son conocidas como <text:span text:style-name="T6">((</text:span>debugers<text:span text:style-name="T6">))</text:span>, son muy ecaces ,porque es mas sencillo corregir los fallos .</text:p>
      <text:p text:style-name="P5">Es una herramienta que facilita mucho el trabajo para el desarrollo del software.</text:p>
      <text:p text:style-name="P5">Se compone, normalmente, de un editor de codigo fuente y un depurador.</text:p>
      <text:p text:style-name="P5">La mayora del IDE tiene tambien autocompletado, compilador, indentador</text:p>
      <text:p text:style-name="P5">de codigo e interprete.</text:p>
      <text:p text:style-name="P6">Ventajas:</text:p>
      <text:p text:style-name="P5">Maximizar la productividad.</text:p>
      <text:p text:style-name="P5">Unicar todo el ciclo de desarrollo en una herramienta.</text:p>
      <text:p text:style-name="P5">Algunos soportan multiples lenguajes.</text:p>
      <text:p text:style-name="P5">Sin ello es difcil leer codigo y editarlo.</text:p>
      <text:p text:style-name="P3">Eclipse:</text:p>
      <text:p text:style-name="P5">Es una aplicacion software con muchos plugins y herramientas para el</text:p>
      <text:p text:style-name="P5">desarrollo de software, esta basado en Java para su ejecucion e instalacion y</text:p>
      <text:p text:style-name="P5">para ello es necesario tener Java instalado.</text:p>
      <text:p text:style-name="P5">Fue desarrollado por IBM en un principio, pero ahora esta desarrollado</text:p>
      <text:p text:style-name="P5">por la Fundacion Eclipse, una fundacion independiente y sin animo de lucro.</text:p>
      <text:p text:style-name="P1"><text:span text:style-name="T1">Podemos acceder a la pagina atraves del siguiente enlace </text:span><text:span text:style-name="T3">https://eclipse.</text:span></text:p>
      <text:p text:style-name="P7">org/home/index.php</text:p>
      <text:p text:style-name="P6">Ventajas:</text:p>
      <text:p text:style-name="P5">Lo hemos usado en multiples asignaturas durante la carrera.</text:p>
      <text:p text:style-name="P5">Es gratuito por lo que podemos descargarlo sin problemas.</text:p>
      <text:p text:style-name="P5">Es un programa sencillo y completo.</text:p>
      <text:p text:style-name="P3">PyDev:</text:p>
      <text:p text:style-name="P5">Es un plugin para poder usar el IDE de Eclipse y sirve para programar en</text:p>
      <text:p text:style-name="P5">Python, Jython e IronPython. Se instala en Eclipse desde Help&gt;Install New</text:p>
      <text:p text:style-name="P5">Software.</text:p>
      <text:p text:style-name="P1"><text:span text:style-name="T1">Podemos encontrarlo a a traves del siguiente enlace </text:span><text:span text:style-name="T3">http://www.pydev.</text:span></text:p>
      <text:p text:style-name="P7">org/</text:p>
      <text:p text:style-name="P2">4.7. Modelado</text:p>
      <text:p text:style-name="P5">El modelado es la creacion de diagramas que nos explican que apariencia y</text:p>
      <text:p text:style-name="P5">comunicacion van a tener los objetos entre ellos dentro de nuestra aplicacion.</text:p>
      <text:p text:style-name="P5">Hay muchas herramientas de este tipo en el mercado, pero en las asignaturas</text:p>
      <text:p text:style-name="P5">de la carrera hemos usado Astah, con la que ya estamos familiarizados.</text:p>
      <text:p text:style-name="P3">Astah</text:p>
      <text:p text:style-name="P5">Es una herramienta de modelado UML para la creacion de diagramas</text:p>
      <text:p text:style-name="P5">orientados a objetos. Podramos hacerlos dibujando pero es mas preciso y</text:p>
      <text:p text:style-name="P5">profesional usar una herramienta que esta pensado para ello. Podemos encontrar</text:p>
      <text:p text:style-name="P1"><text:soft-page-break/><text:span text:style-name="T1">la herramienta a traves del siguiente enlace </text:span><text:span text:style-name="T3">http://astah.net/</text:span><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MBX10" svg:font-family="CMBX10"/>
    <style:font-face style:name="CMBX12" svg:font-family="CMBX12"/>
    <style:font-face style:name="CMR10" svg:font-family="CMR10"/>
    <style:font-face style:name="CMR12" svg:font-family="CMR12"/>
    <style:font-face style:name="CMR8" svg:font-family="CMR8"/>
    <style:font-face style:name="CMTT10" svg:font-family="CMTT10"/>
    <style:font-face style:name="LASY10" svg:font-family="LASY10"/>
    <style:font-face style:name="Lohit Hindi1" svg:font-family="'Lohit Hindi'"/>
    <style:font-face style:name="OpenSymbol" svg:font-family="OpenSymbol"/>
    <style:font-face style:name="apple-system" svg:font-family="apple-system, BlinkMacSystemFont, 'Segoe UI', Roboto, Oxygen, Ubuntu, Cantarell, 'Open Sans', 'Helvetica Neue', sans-serif"/>
    <style:font-face style:name="arial" svg:font-family="arial, sans-serif"/>
    <style:font-face style:name="sans-serif" svg:font-family="sans-serif"/>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UBUcuerpoTrabajo" style:family="paragraph" style:parent-style-name="Text_20_body" style:class="text">
      <style:paragraph-properties fo:margin-left="0cm" fo:margin-right="0cm" fo:margin-top="0cm" fo:margin-bottom="0cm" fo:text-indent="0.499cm" style:auto-text-indent="false"/>
    </style:style>
    <style:style style:name="Heading_20_1" style:display-name="Heading 1" style:family="paragraph" style:parent-style-name="Heading" style:next-style-name="UBUcuerpoTrabajo" style:default-outline-level="1" style:class="text">
      <style:paragraph-properties fo:margin-top="0.42cm" fo:margin-bottom="0.21cm"/>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499cm" fo:margin-left="3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3">
      <number:day number:style="long"/>
      <number:text>/</number:text>
      <number:month number:textual="true"/>
      <number:text>/</number:text>
      <number:year/>
    </number:date-style>
  </office:automatic-styles>
  <office:master-styles>
    <style:master-page style:name="Standard" style:page-layout-name="Mpm1">
      <style:footer>
        <text:p text:style-name="Footer"><text:file-name text:display="name-and-extension">4_TecnicasHerramientas.odt</text:file-name> v.<text:editing-cycles>16</text:editing-cycles> <text:title/><text:modification-date style:data-style-name="N103">15/may/17</text:modification-date><text:tab/><text:tab/><text:page-number text:select-page="current">7</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pa </meta:initial-creator>
    <meta:creation-date>2014-01-25T22:20:26</meta:creation-date>
    <meta:generator>OpenOffice/4.1.3$Win32 OpenOffice.org_project/413m1$Build-9783</meta:generator>
    <dc:date>2017-05-15T20:21:28.82</dc:date>
    <dc:creator>Carmelo Basconcillos</dc:creator>
    <meta:editing-duration>P5DT8H33M55S</meta:editing-duration>
    <meta:editing-cycles>16</meta:editing-cycles>
    <meta:document-statistic meta:table-count="0" meta:image-count="0" meta:object-count="0" meta:page-count="7" meta:paragraph-count="151" meta:word-count="1579" meta:character-count="10117"/>
  </office:meta>
</office:document-meta>
</file>